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table:shapes>
          <draw:frame draw:z-index="0" draw:style-name="gr1" draw:text-style-name="P1" svg:width="159.99mm" svg:height="89.99mm" svg:x="237.12mm" svg:y="1mm">
            <draw:object draw:notify-on-update-of-ranges="TargetFilldegree.G1:TargetFilldegree.G1 TargetFilldegree.G2:TargetFilldegree.G101 TargetFilldegree.J1:TargetFilldegree.J1 TargetFilldegree.J2:TargetFilldegree.J101 TargetFilldegree.K1:TargetFilldegree.K1 TargetFilldegree.K2:TargetFilldegree.K101 TargetFilldegree.I1:TargetFilldegree.I1 TargetFilldegree.I2:TargetFilldegree.I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8:33:09.630000000</dc:date>
    <meta:editing-duration>PT5M49S</meta:editing-duration>
    <meta:editing-cycles>1</meta:editing-cycles>
    <meta:document-statistic meta:table-count="1" meta:cell-count="1818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2 3 1" chart:style-name="ch1">
        <chart:legend chart:legend-position="end" svg:x="11.735cm" svg:y="3.47cm" style:legend-expansion="high" chart:style-name="ch2"/>
        <chart:plot-area chart:style-name="ch3" table:cell-range-address="TargetFilldegree.G1:TargetFilldegree.G101 TargetFilldegree.I1:TargetFilldegree.K101" chart:data-source-has-labels="row" svg:x="0.32cm" svg:y="0.18cm" svg:width="11.095cm" svg:height="8.64cm">
          <chartooo:coordinate-region svg:x="1.153cm" svg:y="0.375cm" svg:width="10.262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getFilldegree.G2:TargetFilldegree.G101" chart:label-cell-address="TargetFilldegree.G1:TargetFilldegree.G1" chart:class="chart:bar">
            <chart:data-point chart:repeated="100"/>
          </chart:series>
          <chart:series chart:style-name="ch8" chart:values-cell-range-address="TargetFilldegree.J2:TargetFilldegree.J101" chart:label-cell-address="TargetFilldegree.J1:TargetFilldegree.J1" chart:class="chart:bar">
            <chart:data-point chart:repeated="100"/>
          </chart:series>
          <chart:series chart:style-name="ch9" chart:values-cell-range-address="TargetFilldegree.K2:TargetFilldegree.K101" chart:label-cell-address="TargetFilldegree.K1:TargetFilldegree.K1" chart:class="chart:bar">
            <chart:data-point chart:repeated="100"/>
          </chart:series>
          <chart:series chart:style-name="ch10" chart:values-cell-range-address="TargetFilldegree.I2:TargetFilldegree.I101" chart:label-cell-address="TargetFilldegree.I1:TargetFilldegree.I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oEmpty</text:p>
                <draw:g>
                  <svg:desc>TargetFilldegree.G1:TargetFilldegree.G1</svg:desc>
                </draw:g>
              </table:table-cell>
              <table:table-cell office:value-type="string">
                <text:p>timeNewTote</text:p>
                <draw:g>
                  <svg:desc>TargetFilldegree.J1:TargetFilldegree.J1</svg:desc>
                </draw:g>
              </table:table-cell>
              <table:table-cell office:value-type="string">
                <text:p>timeNewCompartment</text:p>
                <draw:g>
                  <svg:desc>TargetFilldegree.K1:TargetFilldegree.K1</svg:desc>
                </draw:g>
              </table:table-cell>
              <table:table-cell office:value-type="string">
                <text:p>timeCounting</text:p>
                <draw:g>
                  <svg:desc>TargetFilldegree.I1:TargetFilldegre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rgetFilldegree.G2:TargetFilldegree.G101</svg:desc>
                </draw:g>
              </table:table-cell>
              <table:table-cell office:value-type="float" office:value="8">
                <text:p>8</text:p>
                <draw:g>
                  <svg:desc>TargetFilldegree.J2:TargetFilldegree.J101</svg:desc>
                </draw:g>
              </table:table-cell>
              <table:table-cell office:value-type="float" office:value="0">
                <text:p>0</text:p>
                <draw:g>
                  <svg:desc>TargetFilldegree.K2:TargetFilldegree.K101</svg:desc>
                </draw:g>
              </table:table-cell>
              <table:table-cell office:value-type="float" office:value="0">
                <text:p>0</text:p>
                <draw:g>
                  <svg:desc>TargetFilldegree.I2:TargetFilldegree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80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04">
                <text:p>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16">
                <text:p>21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